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8000006FCB3A5349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93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4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53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001cm" svg:height="19.59cm" svg:x="1cm" svg:y="1cm">
          <draw:image xlink:href="Pictures/1000000000000738000006FCB3A53490.jpg" xlink:type="simple" xlink:show="embed" xlink:actuate="onLoad" draw:mime-type="image/jpeg">
            <text:p/>
          </draw:image>
        </draw:frame>
        <draw:frame draw:style-name="gr2" draw:text-style-name="P2" draw:layer="layout" svg:width="4.894cm" svg:height="2.186cm" svg:x="4.915cm" svg:y="7.978cm">
          <draw:text-box>
            <text:p>M4x8</text:p>
          </draw:text-box>
        </draw:frame>
        <draw:frame draw:style-name="gr3" draw:text-style-name="P2" draw:layer="layout" svg:width="8.369cm" svg:height="1.392cm" svg:x="2.662cm" svg:y="14.371cm">
          <draw:text-box>
            <text:p>22mm standoffs</text:p>
          </draw:text-box>
        </draw:frame>
        <draw:frame draw:style-name="gr4" draw:text-style-name="P2" draw:layer="layout" svg:width="4.756cm" svg:height="4.784cm" svg:x="3.36cm" svg:y="10.768cm">
          <draw:text-box>
            <text:p>3x5 pla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09:55:15.498161019</meta:creation-date>
    <dc:date>2025-10-08T10:09:35.221092723</dc:date>
    <meta:editing-duration>PT14M20S</meta:editing-duration>
    <meta:editing-cycles>3</meta:editing-cycles>
    <meta:generator>LibreOffice/24.2.7.2$Linux_X86_64 LibreOffice_project/420$Build-2</meta:generator>
    <meta:document-statistic meta:object-count="4"/>
  </office:meta>
</office:document-meta>
</file>